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fo:color="#000000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0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1" style:parent-style-name="Основнойшрифтабзаца" style:family="text">
      <style:text-properties style:font-name-asian="DengXian" fo:font-weight="bold" style:font-weight-asian="bold" fo:color="#000000" style:font-size-complex="14pt" style:language-complex="ar" style:country-complex="SA"/>
    </style:style>
    <style:style style:name="T22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</style:style>
    <style:style style:name="T24" style:parent-style-name="Названиекниги" style:family="text">
      <style:text-properties style:font-weight-complex="bold" fo:color="#000000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TableColumn32" style:family="table-column">
      <style:table-column-properties style:column-width="3.0187in" style:use-optimal-column-width="false"/>
    </style:style>
    <style:style style:name="TableColumn33" style:family="table-column">
      <style:table-column-properties style:column-width="1.8118in" style:use-optimal-column-width="false"/>
    </style:style>
    <style:style style:name="TableColumn34" style:family="table-column">
      <style:table-column-properties style:column-width="2.0125in" style:use-optimal-column-width="false"/>
    </style:style>
    <style:style style:name="Table31" style:family="table">
      <style:table-properties style:width="6.843in" fo:margin-left="-0.075in" table:align="left"/>
    </style:style>
    <style:style style:name="TableRow35" style:family="table-row">
      <style:table-row-properties style:min-row-height="0.4263in" style:use-optimal-row-height="false"/>
    </style:style>
    <style:style style:name="TableCell3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7" style:parent-style-name="Основнойшрифтабзаца" style:family="text">
      <style:text-properties fo:color="#000000" style:font-size-complex="14pt"/>
    </style:style>
    <style:style style:name="TableCell3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fo:text-indent="0in"/>
      <style:text-properties fo:color="#000000" style:font-size-complex="14pt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paragraph-properties fo:text-align="center"/>
      <style:text-properties fo:color="#000000" style:font-size-complex="14pt"/>
    </style:style>
    <style:style style:name="TableRow42" style:family="table-row">
      <style:table-row-properties style:min-row-height="0.4263in" style:use-optimal-row-height="false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text-properties fo:color="#000000" style:font-size-complex="14pt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indent="0in"/>
      <style:text-properties fo:color="#000000" style:font-size-complex="14pt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fo:color="#000000" style:font-size-complex="14pt"/>
    </style:style>
    <style:style style:name="P49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3" style:parent-style-name="Заголовок2" style:family="paragraph">
      <style:paragraph-properties fo:break-before="page"/>
    </style:style>
    <style:style style:name="P54" style:parent-style-name="Textbody" style:family="paragraph">
      <style:text-properties fo:color="#000000"/>
    </style:style>
    <style:style style:name="P55" style:parent-style-name="Textbody" style:family="paragraph">
      <style:paragraph-properties fo:text-indent="0in"/>
      <style:text-properties fo:color="#000000"/>
    </style:style>
    <style:style style:name="P56" style:parent-style-name="Заголовок2" style:family="paragraph">
      <style:text-properties fo:font-weight="normal" style:font-weight-asian="normal" style:font-weight-complex="normal" fo:color="#000000" style:font-size-complex="12pt" style:language-asian="ru" style:country-asian="RU" style:language-complex="ar" style:country-complex="SA"/>
    </style:style>
    <style:style style:name="P57" style:parent-style-name="Заголовок2" style:family="paragraph">
      <style:text-properties fo:font-weight="normal" style:font-weight-asian="normal" style:font-weight-complex="normal" fo:color="#000000" style:font-size-complex="12pt" style:language-asian="ru" style:country-asian="RU" style:language-complex="ar" style:country-complex="SA"/>
    </style:style>
    <style:style style:name="P58" style:parent-style-name="Заголовок2" style:family="paragraph">
      <style:text-properties fo:font-weight="normal" style:font-weight-asian="normal" style:font-weight-complex="normal" fo:color="#000000" style:font-size-complex="12pt" style:language-asian="ru" style:country-asian="RU" style:language-complex="ar" style:country-complex="SA"/>
    </style:style>
    <style:style style:name="P59" style:parent-style-name="Заголовок2" style:family="paragraph">
      <style:text-properties fo:font-weight="normal" style:font-weight-asian="normal" style:font-weight-complex="normal" fo:color="#000000" style:font-size-complex="12pt" style:language-asian="ru" style:country-asian="RU" style:language-complex="ar" style:country-complex="SA"/>
    </style:style>
    <style:style style:name="P60" style:parent-style-name="Заголовок2" style:family="paragraph">
      <style:text-properties fo:font-weight="normal" style:font-weight-asian="normal" style:font-weight-complex="normal" fo:color="#000000" style:font-size-complex="12pt" style:language-asian="ru" style:country-asian="RU" style:language-complex="ar" style:country-complex="SA"/>
    </style:style>
    <style:style style:name="P61" style:parent-style-name="Заголовок2" style:family="paragraph">
      <style:text-properties fo:font-weight="normal" style:font-weight-asian="normal" style:font-weight-complex="normal" fo:color="#000000" style:font-size-complex="12pt" style:language-asian="ru" style:country-asian="RU" style:language-complex="ar" style:country-complex="SA"/>
    </style:style>
    <style:style style:name="P62" style:parent-style-name="Standard" style:family="paragraph">
      <style:paragraph-properties fo:text-indent="0in"/>
    </style:style>
    <style:style style:name="T63" style:parent-style-name="Основнойшрифтабзаца" style:family="text">
      <style:text-properties fo:color="#000000" style:font-size-complex="14pt"/>
    </style:style>
    <style:style style:name="T64" style:parent-style-name="Основнойшрифтабзаца" style:family="text">
      <style:text-properties fo:font-weight="bold" style:font-weight-asian="bold" fo:color="#000000" style:font-size-complex="14pt" fo:language="en" fo:country="US"/>
    </style:style>
    <style:style style:name="T65" style:parent-style-name="Основнойшрифтабзаца" style:family="text">
      <style:text-properties fo:font-weight="bold" style:font-weight-asian="bold" fo:color="#000000" style:font-size-complex="14pt"/>
    </style:style>
    <style:style style:name="T66" style:parent-style-name="Основнойшрифтабзаца" style:family="text">
      <style:text-properties fo:color="#000000" style:font-size-complex="14pt"/>
    </style:style>
    <style:style style:name="T67" style:parent-style-name="Основнойшрифтабзаца" style:family="text">
      <style:text-properties fo:font-weight="bold" style:font-weight-asian="bold" fo:color="#000000" style:font-size-complex="14pt" fo:language="en" fo:country="US"/>
    </style:style>
    <style:style style:name="T68" style:parent-style-name="Основнойшрифтабзаца" style:family="text">
      <style:text-properties fo:font-weight="bold" style:font-weight-asian="bold" fo:color="#000000" style:font-size-complex="14pt"/>
    </style:style>
    <style:style style:name="T69" style:parent-style-name="Основнойшрифтабзаца" style:family="text">
      <style:text-properties fo:color="#000000" style:font-size-complex="14pt"/>
    </style:style>
    <style:style style:name="T70" style:parent-style-name="Основнойшрифтабзаца" style:family="text">
      <style:text-properties fo:font-weight="bold" style:font-weight-asian="bold" fo:color="#000000" style:font-size-complex="14pt" fo:language="en" fo:country="US"/>
    </style:style>
    <style:style style:name="T71" style:parent-style-name="Основнойшрифтабзаца" style:family="text">
      <style:text-properties fo:font-weight="bold" style:font-weight-asian="bold" fo:color="#000000" style:font-size-complex="14pt"/>
    </style:style>
    <style:style style:name="T72" style:parent-style-name="Основнойшрифтабзаца" style:family="text">
      <style:text-properties fo:color="#000000" style:font-size-complex="14pt"/>
    </style:style>
    <style:style style:name="T73" style:parent-style-name="Основнойшрифтабзаца" style:family="text">
      <style:text-properties fo:font-weight="bold" style:font-weight-asian="bold" fo:color="#000000" style:font-size-complex="14pt" fo:language="en" fo:country="US"/>
    </style:style>
    <style:style style:name="T74" style:parent-style-name="Основнойшрифтабзаца" style:family="text">
      <style:text-properties fo:font-weight="bold" style:font-weight-asian="bold" fo:color="#000000" style:font-size-complex="14pt"/>
    </style:style>
    <style:style style:name="T75" style:parent-style-name="Основнойшрифтабзаца" style:family="text">
      <style:text-properties fo:color="#000000" style:font-size-complex="14pt"/>
    </style:style>
    <style:style style:name="T76" style:parent-style-name="Основнойшрифтабзаца" style:family="text">
      <style:text-properties fo:color="#000000" style:font-size-complex="14pt"/>
    </style:style>
    <style:style style:name="T77" style:parent-style-name="Основнойшрифтабзаца" style:family="text">
      <style:text-properties style:font-name-asian="DengXian" fo:color="#000000" style:font-size-complex="14pt"/>
    </style:style>
    <style:style style:name="T78" style:parent-style-name="Основнойшрифтабзаца" style:family="text">
      <style:text-properties style:font-name-asian="DengXian" fo:color="#000000" style:font-size-complex="14pt"/>
    </style:style>
    <style:style style:name="T79" style:parent-style-name="Основнойшрифтабзаца" style:family="text">
      <style:text-properties style:font-name-asian="DengXian" fo:font-weight="bold" style:font-weight-asian="bold" fo:color="#000000" style:font-size-complex="14pt" fo:language="en" fo:country="US"/>
    </style:style>
    <style:style style:name="T80" style:parent-style-name="Основнойшрифтабзаца" style:family="text">
      <style:text-properties style:font-name-asian="DengXian" fo:font-weight="bold" style:font-weight-asian="bold" fo:color="#000000" style:font-size-complex="14pt"/>
    </style:style>
    <style:style style:name="T81" style:parent-style-name="Основнойшрифтабзаца" style:family="text">
      <style:text-properties style:font-name-asian="DengXian" fo:color="#000000" style:font-size-complex="14pt"/>
    </style:style>
    <style:style style:name="T82" style:parent-style-name="Основнойшрифтабзаца" style:family="text">
      <style:text-properties style:font-name-asian="DengXian" fo:color="#000000" style:font-size-complex="14pt" fo:language="en" fo:country="US"/>
    </style:style>
    <style:style style:name="T83" style:parent-style-name="Основнойшрифтабзаца" style:family="text">
      <style:text-properties style:font-name-asian="DengXian" fo:color="#000000" style:font-size-complex="14pt"/>
    </style:style>
    <style:style style:name="T84" style:parent-style-name="Основнойшрифтабзаца" style:family="text">
      <style:text-properties style:font-name-asian="DengXian" fo:font-weight="bold" style:font-weight-asian="bold" fo:color="#000000" style:font-size-complex="14pt" style:text-underline-type="single" style:text-underline-style="solid" style:text-underline-width="auto" style:text-underline-mode="continuous" fo:language="en" fo:country="US"/>
    </style:style>
    <style:style style:name="T85" style:parent-style-name="Основнойшрифтабзаца" style:family="text">
      <style:text-properties style:font-name-asian="DengXian" fo:color="#000000" style:font-size-complex="14pt"/>
    </style:style>
    <style:style style:name="T86" style:parent-style-name="Основнойшрифтабзаца" style:family="text">
      <style:text-properties style:font-name-asian="DengXian" fo:color="#000000" style:font-size-complex="14pt" fo:language="en" fo:country="US"/>
    </style:style>
    <style:style style:name="T87" style:parent-style-name="Основнойшрифтабзаца" style:family="text">
      <style:text-properties style:font-name-asian="DengXian" fo:color="#000000" style:font-size-complex="14pt"/>
    </style:style>
    <style:style style:name="T88" style:parent-style-name="Основнойшрифтабзаца" style:family="text">
      <style:text-properties style:font-name-asian="DengXian" fo:font-weight="bold" style:font-weight-asian="bold" fo:color="#000000" style:font-size-complex="14pt" style:text-underline-type="single" style:text-underline-style="solid" style:text-underline-width="auto" style:text-underline-mode="continuous"/>
    </style:style>
    <style:style style:name="T89" style:parent-style-name="Основнойшрифтабзаца" style:family="text">
      <style:text-properties style:font-name-asian="DengXian" fo:color="#000000" style:font-size-complex="14pt" fo:language="en" fo:country="US"/>
    </style:style>
    <style:style style:name="T90" style:parent-style-name="Основнойшрифтабзаца" style:family="text">
      <style:text-properties style:font-name-asian="DengXian" fo:color="#000000" style:font-size-complex="14pt"/>
    </style:style>
    <style:style style:name="T91" style:parent-style-name="Основнойшрифтабзаца" style:family="text">
      <style:text-properties style:font-name-asian="DengXian" fo:color="#000000" style:font-size-complex="14pt" fo:language="en" fo:country="US"/>
    </style:style>
    <style:style style:name="T92" style:parent-style-name="Основнойшрифтабзаца" style:family="text">
      <style:text-properties style:font-name-asian="DengXian" fo:color="#000000" style:font-size-complex="14pt"/>
    </style:style>
    <style:style style:name="T93" style:parent-style-name="Основнойшрифтабзаца" style:family="text">
      <style:text-properties fo:color="#000000" style:font-size-complex="14pt"/>
    </style:style>
    <style:style style:name="T94" style:parent-style-name="Основнойшрифтабзаца" style:family="text">
      <style:text-properties fo:font-weight="bold" style:font-weight-asian="bold" fo:color="#000000" style:font-size-complex="14pt" fo:language="en" fo:country="US"/>
    </style:style>
    <style:style style:name="T95" style:parent-style-name="Основнойшрифтабзаца" style:family="text">
      <style:text-properties fo:font-weight="bold" style:font-weight-asian="bold" fo:color="#000000" style:font-size-complex="14pt"/>
    </style:style>
    <style:style style:name="T96" style:parent-style-name="Основнойшрифтабзаца" style:family="text">
      <style:text-properties fo:color="#000000" style:font-size-complex="14pt"/>
    </style:style>
    <style:style style:name="T97" style:parent-style-name="Основнойшрифтабзаца" style:family="text">
      <style:text-properties fo:color="#000000" style:font-size-complex="14pt" fo:language="en" fo:country="US"/>
    </style:style>
    <style:style style:name="T98" style:parent-style-name="Основнойшрифтабзаца" style:family="text">
      <style:text-properties fo:font-weight="bold" style:font-weight-asian="bold" fo:color="#000000" style:font-size-complex="14pt" style:text-underline-type="single" style:text-underline-style="solid" style:text-underline-width="auto" style:text-underline-mode="continuous"/>
    </style:style>
    <style:style style:name="T99" style:parent-style-name="Основнойшрифтабзаца" style:family="text">
      <style:text-properties fo:color="#000000" style:font-size-complex="14pt" fo:language="en" fo:country="US"/>
    </style:style>
    <style:style style:name="T100" style:parent-style-name="Основнойшрифтабзаца" style:family="text">
      <style:text-properties fo:color="#000000" style:font-size-complex="14pt"/>
    </style:style>
    <style:style style:name="T101" style:parent-style-name="Основнойшрифтабзаца" style:family="text">
      <style:text-properties fo:color="#000000" style:font-size-complex="14pt" fo:language="en" fo:country="US"/>
    </style:style>
    <style:style style:name="T102" style:parent-style-name="Основнойшрифтабзаца" style:family="text">
      <style:text-properties fo:color="#000000" style:font-size-complex="14pt"/>
    </style:style>
    <style:style style:name="T103" style:parent-style-name="Основнойшрифтабзаца" style:family="text">
      <style:text-properties fo:color="#000000" style:font-size-complex="14pt" fo:language="en" fo:country="US"/>
    </style:style>
    <style:style style:name="T104" style:parent-style-name="Основнойшрифтабзаца" style:family="text">
      <style:text-properties fo:font-weight="bold" style:font-weight-asian="bold" fo:color="#000000" style:font-size-complex="14pt" style:text-underline-type="single" style:text-underline-style="solid" style:text-underline-width="auto" style:text-underline-mode="continuous"/>
    </style:style>
    <style:style style:name="T105" style:parent-style-name="Основнойшрифтабзаца" style:family="text">
      <style:text-properties fo:color="#000000" style:font-size-complex="14pt"/>
    </style:style>
    <style:style style:name="T106" style:parent-style-name="Основнойшрифтабзаца" style:family="text">
      <style:text-properties fo:color="#000000" style:font-size-complex="14pt"/>
    </style:style>
    <style:style style:name="T107" style:parent-style-name="Основнойшрифтабзаца" style:family="text">
      <style:text-properties fo:color="#000000" style:font-size-complex="14pt" fo:language="en" fo:country="US"/>
    </style:style>
    <style:style style:name="T108" style:parent-style-name="Основнойшрифтабзаца" style:family="text">
      <style:text-properties fo:color="#000000" style:font-size-complex="14pt"/>
    </style:style>
    <style:style style:name="T109" style:parent-style-name="Основнойшрифтабзаца" style:family="text">
      <style:text-properties fo:color="#000000" style:font-size-complex="14pt" fo:language="en" fo:country="US"/>
    </style:style>
    <style:style style:name="T110" style:parent-style-name="Основнойшрифтабзаца" style:family="text">
      <style:text-properties fo:font-weight="bold" style:font-weight-asian="bold" fo:color="#000000" style:font-size-complex="14pt" style:text-underline-type="single" style:text-underline-style="solid" style:text-underline-width="auto" style:text-underline-mode="continuous"/>
    </style:style>
    <style:style style:name="T111" style:parent-style-name="Основнойшрифтабзаца" style:family="text">
      <style:text-properties fo:color="#000000" style:font-size-complex="14pt"/>
    </style:style>
    <style:style style:name="T112" style:parent-style-name="Основнойшрифтабзаца" style:family="text">
      <style:text-properties style:font-name-asian="DengXian" fo:color="#000000" style:font-size-complex="14pt"/>
    </style:style>
    <style:style style:name="T113" style:parent-style-name="Основнойшрифтабзаца" style:family="text">
      <style:text-properties style:font-name-asian="DengXian" fo:font-weight="bold" style:font-weight-asian="bold" fo:color="#000000" style:font-size-complex="14pt" fo:language="en" fo:country="US"/>
    </style:style>
    <style:style style:name="T114" style:parent-style-name="Основнойшрифтабзаца" style:family="text">
      <style:text-properties style:font-name-asian="DengXian" fo:font-weight="bold" style:font-weight-asian="bold" fo:color="#000000" style:font-size-complex="14pt"/>
    </style:style>
    <style:style style:name="T115" style:parent-style-name="Основнойшрифтабзаца" style:family="text">
      <style:text-properties style:font-name-asian="DengXian" fo:color="#000000" style:font-size-complex="14pt"/>
    </style:style>
    <style:style style:name="T116" style:parent-style-name="Основнойшрифтабзаца" style:family="text">
      <style:text-properties style:font-name-asian="DengXian" fo:color="#000000" style:font-size-complex="14pt" fo:language="en" fo:country="US"/>
    </style:style>
    <style:style style:name="T117" style:parent-style-name="Основнойшрифтабзаца" style:family="text">
      <style:text-properties style:font-name-asian="DengXian" fo:color="#000000" style:font-size-complex="14pt"/>
    </style:style>
    <style:style style:name="T118" style:parent-style-name="Основнойшрифтабзаца" style:family="text">
      <style:text-properties style:font-name-asian="DengXian" fo:color="#000000" style:font-size-complex="14pt" fo:language="en" fo:country="US"/>
    </style:style>
    <style:style style:name="T119" style:parent-style-name="Основнойшрифтабзаца" style:family="text">
      <style:text-properties style:font-name-asian="DengXian" fo:color="#000000" style:font-size-complex="14pt"/>
    </style:style>
    <style:style style:name="T120" style:parent-style-name="Основнойшрифтабзаца" style:family="text">
      <style:text-properties style:font-name-asian="DengXian" fo:font-weight="bold" style:font-weight-asian="bold" fo:color="#000000" style:font-size-complex="14pt" style:text-underline-type="single" style:text-underline-style="solid" style:text-underline-width="auto" style:text-underline-mode="continuous"/>
    </style:style>
    <style:style style:name="T121" style:parent-style-name="Основнойшрифтабзаца" style:family="text">
      <style:text-properties style:font-name-asian="DengXian" fo:color="#000000" style:font-size-complex="14pt"/>
    </style:style>
    <style:style style:name="P122" style:parent-style-name="Textbody" style:family="paragraph">
      <style:paragraph-properties fo:text-indent="0.4916in"/>
      <style:text-properties style:language-asian="ru" style:country-asian="RU" style:language-complex="ar" style:country-complex="SA"/>
    </style:style>
    <style:style style:name="P123" style:parent-style-name="Textbody" style:family="paragraph">
      <style:paragraph-properties fo:text-indent="0.4916in"/>
    </style:style>
    <style:style style:name="T124" style:parent-style-name="Основнойшрифтабзаца" style:family="text">
      <style:text-properties style:language-asian="ru" style:country-asian="RU" style:language-complex="ar" style:country-complex="SA"/>
    </style:style>
    <style:style style:name="T12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26" style:parent-style-name="Основнойшрифтабзаца" style:family="text">
      <style:text-properties style:language-asian="ru" style:country-asian="RU" style:language-complex="ar" style:country-complex="SA"/>
    </style:style>
    <style:style style:name="P127" style:parent-style-name="Textbody" style:family="paragraph">
      <style:paragraph-properties fo:text-indent="0.4916in"/>
      <style:text-properties style:language-asian="ru" style:country-asian="RU" style:language-complex="ar" style:country-complex="SA"/>
    </style:style>
    <style:style style:name="P128" style:parent-style-name="Textbody" style:family="paragraph">
      <style:paragraph-properties fo:text-indent="0in"/>
      <style:text-properties style:language-asian="ru" style:country-asian="RU" style:language-complex="ar" style:country-complex="SA"/>
    </style:style>
    <style:style style:name="P129" style:parent-style-name="Textbody" style:family="paragraph">
      <style:paragraph-properties fo:text-indent="0.4916in"/>
    </style:style>
    <style:style style:name="T130" style:parent-style-name="Основнойшрифтабзаца" style:family="text">
      <style:text-properties fo:font-weight="bold" style:font-weight-asian="bold" style:font-weight-complex="bold"/>
    </style:style>
    <style:style style:name="T131" style:parent-style-name="Основнойшрифтабзаца" style:family="text">
      <style:text-properties fo:color="#000000"/>
    </style:style>
    <style:style style:name="T132" style:parent-style-name="Основнойшрифтабзаца" style:family="text">
      <style:text-properties fo:color="#000000"/>
    </style:style>
    <style:style style:name="P133" style:parent-style-name="Заголовок1" style:family="paragraph">
      <style:paragraph-properties fo:break-before="page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P136" style:parent-style-name="Листинг" style:family="paragraph">
      <style:text-properties fo:color="#000000" fo:language="en" fo:country="US"/>
    </style:style>
    <style:style style:name="P137" style:parent-style-name="Листинг" style:family="paragraph">
      <style:text-properties fo:color="#000000" fo:language="en" fo:country="US"/>
    </style:style>
    <style:style style:name="P138" style:parent-style-name="Листинг" style:family="paragraph">
      <style:text-properties fo:color="#000000" fo:language="en" fo:country="US"/>
    </style:style>
    <style:style style:name="P139" style:parent-style-name="Листинг" style:family="paragraph">
      <style:text-properties fo:color="#000000" fo:language="en" fo:country="US"/>
    </style:style>
    <style:style style:name="P140" style:parent-style-name="Листинг" style:family="paragraph">
      <style:text-properties fo:color="#000000" fo:language="en" fo:country="US"/>
    </style:style>
    <style:style style:name="P141" style:parent-style-name="Листинг" style:family="paragraph">
      <style:text-properties fo:color="#000000" fo:language="en" fo:country="US"/>
    </style:style>
    <style:style style:name="P142" style:parent-style-name="Листинг" style:family="paragraph">
      <style:text-properties fo:color="#000000" fo:language="en" fo:country="US"/>
    </style:style>
    <style:style style:name="P143" style:parent-style-name="Листинг" style:family="paragraph">
      <style:text-properties fo:color="#000000" fo:language="en" fo:country="US"/>
    </style:style>
    <style:style style:name="P144" style:parent-style-name="Листинг" style:family="paragraph">
      <style:text-properties fo:color="#000000" fo:language="en" fo:country="US"/>
    </style:style>
    <style:style style:name="P145" style:parent-style-name="Листинг" style:family="paragraph">
      <style:text-properties fo:color="#000000" fo:language="en" fo:country="US"/>
    </style:style>
    <style:style style:name="P146" style:parent-style-name="Листинг" style:family="paragraph">
      <style:text-properties fo:color="#000000" fo:language="en" fo:country="US"/>
    </style:style>
    <style:style style:name="P147" style:parent-style-name="Листинг" style:family="paragraph">
      <style:text-properties fo:color="#000000" fo:language="en" fo:country="US"/>
    </style:style>
    <style:style style:name="P148" style:parent-style-name="Листинг" style:family="paragraph">
      <style:text-properties fo:color="#000000" fo:language="en" fo:country="US"/>
    </style:style>
    <style:style style:name="P149" style:parent-style-name="Листинг" style:family="paragraph">
      <style:text-properties fo:color="#000000" fo:language="en" fo:country="US"/>
    </style:style>
    <style:style style:name="P150" style:parent-style-name="Листинг" style:family="paragraph">
      <style:text-properties fo:color="#000000" fo:language="en" fo:country="US"/>
    </style:style>
    <style:style style:name="P151" style:parent-style-name="Листинг" style:family="paragraph">
      <style:text-properties fo:color="#000000" fo:language="en" fo:country="US"/>
    </style:style>
    <style:style style:name="P152" style:parent-style-name="Листинг" style:family="paragraph">
      <style:text-properties fo:color="#000000" fo:language="en" fo:country="US"/>
    </style:style>
    <style:style style:name="T153" style:parent-style-name="Основнойшрифтабзаца" style:family="text">
      <style:text-properties fo:color="#000000" fo:language="en" fo:country="US"/>
    </style:style>
    <style:style style:name="T154" style:parent-style-name="Основнойшрифтабзаца" style:family="text">
      <style:text-properties fo:color="#000000"/>
    </style:style>
    <style:style style:name="T155" style:parent-style-name="Основнойшрифтабзаца" style:family="text">
      <style:text-properties fo:color="#000000" fo:language="en" fo:country="US"/>
    </style:style>
    <style:style style:name="T156" style:parent-style-name="Основнойшрифтабзаца" style:family="text">
      <style:text-properties fo:color="#000000"/>
    </style:style>
    <style:style style:name="P157" style:parent-style-name="Листинг" style:family="paragraph">
      <style:text-properties fo:color="#000000"/>
    </style:style>
    <style:style style:name="T158" style:parent-style-name="Основнойшрифтабзаца" style:family="text">
      <style:text-properties fo:color="#000000"/>
    </style:style>
    <style:style style:name="T159" style:parent-style-name="Основнойшрифтабзаца" style:family="text">
      <style:text-properties fo:color="#000000" fo:language="en" fo:country="US"/>
    </style:style>
    <style:style style:name="T160" style:parent-style-name="Основнойшрифтабзаца" style:family="text">
      <style:text-properties fo:color="#000000" fo:language="en" fo:country="US"/>
    </style:style>
    <style:style style:name="T161" style:parent-style-name="Основнойшрифтабзаца" style:family="text">
      <style:text-properties fo:color="#000000"/>
    </style:style>
    <style:style style:name="T162" style:parent-style-name="Основнойшрифтабзаца" style:family="text">
      <style:text-properties fo:color="#000000" fo:language="en" fo:country="US"/>
    </style:style>
    <style:style style:name="T163" style:parent-style-name="Основнойшрифтабзаца" style:family="text">
      <style:text-properties fo:color="#000000"/>
    </style:style>
    <style:style style:name="T164" style:parent-style-name="Основнойшрифтабзаца" style:family="text">
      <style:text-properties fo:color="#000000" fo:language="en" fo:country="US"/>
    </style:style>
    <style:style style:name="T165" style:parent-style-name="Основнойшрифтабзаца" style:family="text">
      <style:text-properties fo:color="#000000"/>
    </style:style>
    <style:style style:name="T166" style:parent-style-name="Основнойшрифтабзаца" style:family="text">
      <style:text-properties fo:color="#000000"/>
    </style:style>
    <style:style style:name="T167" style:parent-style-name="Основнойшрифтабзаца" style:family="text">
      <style:text-properties fo:color="#000000" fo:language="en" fo:country="US"/>
    </style:style>
    <style:style style:name="T168" style:parent-style-name="Основнойшрифтабзаца" style:family="text">
      <style:text-properties fo:color="#000000"/>
    </style:style>
    <style:style style:name="T169" style:parent-style-name="Основнойшрифтабзаца" style:family="text">
      <style:text-properties fo:color="#000000" fo:language="en" fo:country="US"/>
    </style:style>
    <style:style style:name="T170" style:parent-style-name="Основнойшрифтабзаца" style:family="text">
      <style:text-properties fo:color="#000000"/>
    </style:style>
    <style:style style:name="T171" style:parent-style-name="Основнойшрифтабзаца" style:family="text">
      <style:text-properties fo:color="#000000" fo:language="en" fo:country="US"/>
    </style:style>
    <style:style style:name="T172" style:parent-style-name="Основнойшрифтабзаца" style:family="text">
      <style:text-properties fo:color="#000000"/>
    </style:style>
    <style:style style:name="T173" style:parent-style-name="Основнойшрифтабзаца" style:family="text">
      <style:text-properties fo:color="#000000" fo:language="en" fo:country="US"/>
    </style:style>
    <style:style style:name="T174" style:parent-style-name="Основнойшрифтабзаца" style:family="text">
      <style:text-properties fo:color="#000000"/>
    </style:style>
    <style:style style:name="P175" style:parent-style-name="Листинг" style:family="paragraph">
      <style:text-properties fo:color="#000000"/>
    </style:style>
    <style:style style:name="T176" style:parent-style-name="Основнойшрифтабзаца" style:family="text">
      <style:text-properties fo:color="#000000"/>
    </style:style>
    <style:style style:name="T177" style:parent-style-name="Основнойшрифтабзаца" style:family="text">
      <style:text-properties fo:color="#000000" fo:language="en" fo:country="US"/>
    </style:style>
    <style:style style:name="P178" style:parent-style-name="Листинг" style:family="paragraph">
      <style:text-properties fo:color="#000000" fo:language="en" fo:country="US"/>
    </style:style>
    <style:style style:name="P179" style:parent-style-name="Листинг" style:family="paragraph">
      <style:text-properties fo:color="#000000" fo:language="en" fo:country="US"/>
    </style:style>
    <style:style style:name="P180" style:parent-style-name="Листинг" style:family="paragraph">
      <style:text-properties fo:color="#000000" fo:language="en" fo:country="US"/>
    </style:style>
    <style:style style:name="P181" style:parent-style-name="Листинг" style:family="paragraph">
      <style:text-properties fo:color="#000000" fo:language="en" fo:country="US"/>
    </style:style>
    <style:style style:name="P182" style:parent-style-name="Листинг" style:family="paragraph">
      <style:text-properties fo:color="#000000" fo:language="en" fo:country="US"/>
    </style:style>
    <style:style style:name="P183" style:parent-style-name="Листинг" style:family="paragraph">
      <style:text-properties fo:color="#000000" fo:language="en" fo:country="US"/>
    </style:style>
    <style:style style:name="P184" style:parent-style-name="Листинг" style:family="paragraph">
      <style:text-properties fo:color="#000000" fo:language="en" fo:country="US"/>
    </style:style>
    <style:style style:name="P185" style:parent-style-name="Листинг" style:family="paragraph">
      <style:text-properties fo:color="#000000" fo:language="en" fo:country="US"/>
    </style:style>
    <style:style style:name="T186" style:parent-style-name="Основнойшрифтабзаца" style:family="text">
      <style:text-properties fo:color="#000000" fo:language="en" fo:country="US"/>
    </style:style>
    <style:style style:name="T187" style:parent-style-name="Основнойшрифтабзаца" style:family="text">
      <style:text-properties fo:color="#000000"/>
    </style:style>
    <style:style style:name="T188" style:parent-style-name="Основнойшрифтабзаца" style:family="text">
      <style:text-properties fo:color="#000000"/>
    </style:style>
    <style:style style:name="T189" style:parent-style-name="Основнойшрифтабзаца" style:family="text">
      <style:text-properties fo:color="#000000" fo:language="en" fo:country="US"/>
    </style:style>
    <style:style style:name="T190" style:parent-style-name="Основнойшрифтабзаца" style:family="text">
      <style:text-properties fo:color="#000000"/>
    </style:style>
    <style:style style:name="T191" style:parent-style-name="Основнойшрифтабзаца" style:family="text">
      <style:text-properties fo:color="#000000"/>
    </style:style>
    <style:style style:name="T192" style:parent-style-name="Основнойшрифтабзаца" style:family="text">
      <style:text-properties fo:color="#000000" fo:language="en" fo:country="US"/>
    </style:style>
    <style:style style:name="T193" style:parent-style-name="Основнойшрифтабзаца" style:family="text">
      <style:text-properties fo:color="#000000"/>
    </style:style>
    <style:style style:name="T194" style:parent-style-name="Основнойшрифтабзаца" style:family="text">
      <style:text-properties fo:color="#000000"/>
    </style:style>
    <style:style style:name="T195" style:parent-style-name="Основнойшрифтабзаца" style:family="text">
      <style:text-properties fo:color="#000000" fo:language="en" fo:country="US"/>
    </style:style>
    <style:style style:name="T196" style:parent-style-name="Основнойшрифтабзаца" style:family="text">
      <style:text-properties fo:color="#000000"/>
    </style:style>
    <style:style style:name="T197" style:parent-style-name="Основнойшрифтабзаца" style:family="text">
      <style:text-properties fo:color="#000000"/>
    </style:style>
    <style:style style:name="T198" style:parent-style-name="Основнойшрифтабзаца" style:family="text">
      <style:text-properties fo:color="#000000" fo:language="en" fo:country="US"/>
    </style:style>
    <style:style style:name="T199" style:parent-style-name="Основнойшрифтабзаца" style:family="text">
      <style:text-properties fo:color="#000000"/>
    </style:style>
    <style:style style:name="T200" style:parent-style-name="Основнойшрифтабзаца" style:family="text">
      <style:text-properties fo:color="#000000"/>
    </style:style>
    <style:style style:name="T201" style:parent-style-name="Основнойшрифтабзаца" style:family="text">
      <style:text-properties fo:color="#000000" fo:language="en" fo:country="US"/>
    </style:style>
    <style:style style:name="T202" style:parent-style-name="Основнойшрифтабзаца" style:family="text">
      <style:text-properties fo:color="#000000"/>
    </style:style>
    <style:style style:name="T203" style:parent-style-name="Основнойшрифтабзаца" style:family="text">
      <style:text-properties fo:color="#000000"/>
    </style:style>
    <style:style style:name="T204" style:parent-style-name="Основнойшрифтабзаца" style:family="text">
      <style:text-properties fo:color="#000000" fo:language="en" fo:country="US"/>
    </style:style>
    <style:style style:name="T205" style:parent-style-name="Основнойшрифтабзаца" style:family="text">
      <style:text-properties fo:color="#000000"/>
    </style:style>
    <style:style style:name="T206" style:parent-style-name="Основнойшрифтабзаца" style:family="text">
      <style:text-properties fo:color="#000000"/>
    </style:style>
    <style:style style:name="T207" style:parent-style-name="Основнойшрифтабзаца" style:family="text">
      <style:text-properties fo:color="#000000" fo:language="en" fo:country="US"/>
    </style:style>
    <style:style style:name="T208" style:parent-style-name="Основнойшрифтабзаца" style:family="text">
      <style:text-properties fo:color="#000000"/>
    </style:style>
    <style:style style:name="T209" style:parent-style-name="Основнойшрифтабзаца" style:family="text">
      <style:text-properties fo:color="#000000"/>
    </style:style>
    <style:style style:name="T210" style:parent-style-name="Основнойшрифтабзаца" style:family="text">
      <style:text-properties fo:color="#000000" fo:language="en" fo:country="US"/>
    </style:style>
    <style:style style:name="T211" style:parent-style-name="Основнойшрифтабзаца" style:family="text">
      <style:text-properties fo:color="#000000"/>
    </style:style>
    <style:style style:name="T212" style:parent-style-name="Основнойшрифтабзаца" style:family="text">
      <style:text-properties fo:color="#000000"/>
    </style:style>
    <style:style style:name="T213" style:parent-style-name="Основнойшрифтабзаца" style:family="text">
      <style:text-properties fo:color="#000000" fo:language="en" fo:country="US"/>
    </style:style>
    <style:style style:name="P214" style:parent-style-name="Листинг" style:family="paragraph">
      <style:text-properties fo:color="#000000" fo:language="en" fo:country="US"/>
    </style:style>
    <style:style style:name="P215" style:parent-style-name="Листинг" style:family="paragraph">
      <style:text-properties fo:color="#000000" fo:language="en" fo:country="US"/>
    </style:style>
    <style:style style:name="P216" style:parent-style-name="Листинг" style:family="paragraph">
      <style:text-properties fo:color="#000000" fo:language="en" fo:country="US"/>
    </style:style>
    <style:style style:name="P217" style:parent-style-name="Листинг" style:family="paragraph">
      <style:text-properties fo:color="#000000" fo:language="en" fo:country="US"/>
    </style:style>
    <style:style style:name="P218" style:parent-style-name="Листинг" style:family="paragraph">
      <style:text-properties fo:color="#000000" fo:language="en" fo:country="US"/>
    </style:style>
    <style:style style:name="P219" style:parent-style-name="Листинг" style:family="paragraph">
      <style:text-properties fo:color="#000000" fo:language="en" fo:country="US"/>
    </style:style>
    <style:style style:name="P220" style:parent-style-name="Листинг" style:family="paragraph">
      <style:text-properties fo:color="#000000" fo:language="en" fo:country="US"/>
    </style:style>
    <style:style style:name="P221" style:parent-style-name="Листинг" style:family="paragraph">
      <style:text-properties fo:color="#000000" fo:language="en" fo:country="US"/>
    </style:style>
    <style:style style:name="P222" style:parent-style-name="Листинг" style:family="paragraph">
      <style:text-properties fo:color="#000000" fo:language="en" fo:country="US"/>
    </style:style>
    <style:style style:name="P223" style:parent-style-name="Листинг" style:family="paragraph">
      <style:text-properties fo:color="#000000" fo:language="en" fo:country="US"/>
    </style:style>
    <style:style style:name="P224" style:parent-style-name="Листинг" style:family="paragraph">
      <style:text-properties fo:color="#000000" fo:language="en" fo:country="US"/>
    </style:style>
    <style:style style:name="P225" style:parent-style-name="Листинг" style:family="paragraph">
      <style:text-properties fo:color="#000000" fo:language="en" fo:country="US"/>
    </style:style>
    <style:style style:name="P226" style:parent-style-name="Листинг" style:family="paragraph">
      <style:text-properties fo:color="#000000" fo:language="en" fo:country="US"/>
    </style:style>
    <style:style style:name="P227" style:parent-style-name="Листинг" style:family="paragraph">
      <style:text-properties fo:color="#000000" fo:language="en" fo:country="US"/>
    </style:style>
    <style:style style:name="P228" style:parent-style-name="Листинг" style:family="paragraph">
      <style:text-properties fo:color="#000000" fo:language="en" fo:country="US"/>
    </style:style>
    <style:style style:name="P229" style:parent-style-name="Листинг" style:family="paragraph">
      <style:text-properties fo:color="#000000" fo:language="en" fo:country="US"/>
    </style:style>
    <style:style style:name="P230" style:parent-style-name="Листинг" style:family="paragraph">
      <style:text-properties fo:color="#000000" fo:language="en" fo:country="US"/>
    </style:style>
    <style:style style:name="P231" style:parent-style-name="Листинг" style:family="paragraph">
      <style:text-properties fo:color="#000000" fo:language="en" fo:country="US"/>
    </style:style>
    <style:style style:name="P232" style:parent-style-name="Листинг" style:family="paragraph">
      <style:text-properties fo:color="#000000" fo:language="en" fo:country="US"/>
    </style:style>
    <style:style style:name="P233" style:parent-style-name="Листинг" style:family="paragraph">
      <style:text-properties fo:color="#000000" fo:language="en" fo:country="US"/>
    </style:style>
    <style:style style:name="P234" style:parent-style-name="Листинг" style:family="paragraph">
      <style:text-properties fo:color="#000000" fo:language="en" fo:country="US"/>
    </style:style>
    <style:style style:name="P235" style:parent-style-name="Листинг" style:family="paragraph">
      <style:text-properties fo:color="#000000" fo:language="en" fo:country="US"/>
    </style:style>
    <style:style style:name="P236" style:parent-style-name="Листинг" style:family="paragraph">
      <style:text-properties fo:color="#000000" fo:language="en" fo:country="US"/>
    </style:style>
    <style:style style:name="P237" style:parent-style-name="Листинг" style:family="paragraph">
      <style:text-properties fo:color="#000000" fo:language="en" fo:country="US"/>
    </style:style>
    <style:style style:name="P238" style:parent-style-name="Листинг" style:family="paragraph">
      <style:text-properties fo:color="#000000" fo:language="en" fo:country="US"/>
    </style:style>
    <style:style style:name="P239" style:parent-style-name="Листинг" style:family="paragraph">
      <style:text-properties fo:color="#000000" fo:language="en" fo:country="US"/>
    </style:style>
    <style:style style:name="P240" style:parent-style-name="Листинг" style:family="paragraph">
      <style:text-properties fo:color="#000000" fo:language="en" fo:country="US"/>
    </style:style>
    <style:style style:name="P241" style:parent-style-name="Листинг" style:family="paragraph">
      <style:text-properties fo:color="#000000" fo:language="en" fo:country="US"/>
    </style:style>
    <style:style style:name="P242" style:parent-style-name="Листинг" style:family="paragraph">
      <style:text-properties fo:color="#000000" fo:language="en" fo:country="US"/>
    </style:style>
    <style:style style:name="P243" style:parent-style-name="Листинг" style:family="paragraph">
      <style:text-properties fo:color="#000000" fo:language="en" fo:country="US"/>
    </style:style>
    <style:style style:name="P244" style:parent-style-name="Листинг" style:family="paragraph">
      <style:text-properties fo:color="#000000" fo:language="en" fo:country="US"/>
    </style:style>
    <style:style style:name="P245" style:parent-style-name="Листинг" style:family="paragraph">
      <style:text-properties fo:color="#000000" fo:language="en" fo:country="US"/>
    </style:style>
    <style:style style:name="P246" style:parent-style-name="Листинг" style:family="paragraph">
      <style:text-properties fo:color="#000000" fo:language="en" fo:country="US"/>
    </style:style>
    <style:style style:name="P247" style:parent-style-name="Листинг" style:family="paragraph">
      <style:text-properties fo:color="#000000" fo:language="en" fo:country="US"/>
    </style:style>
    <style:style style:name="P248" style:parent-style-name="Листинг" style:family="paragraph">
      <style:text-properties fo:color="#000000" fo:language="en" fo:country="US"/>
    </style:style>
    <style:style style:name="P249" style:parent-style-name="Листинг" style:family="paragraph">
      <style:text-properties fo:color="#000000" fo:language="en" fo:country="US"/>
    </style:style>
    <style:style style:name="P250" style:parent-style-name="Листинг" style:family="paragraph">
      <style:text-properties fo:color="#000000" fo:language="en" fo:country="US"/>
    </style:style>
    <style:style style:name="P251" style:parent-style-name="Листинг" style:family="paragraph">
      <style:text-properties fo:color="#000000" fo:language="en" fo:country="US"/>
    </style:style>
    <style:style style:name="P252" style:parent-style-name="Листинг" style:family="paragraph">
      <style:text-properties fo:color="#000000" fo:language="en" fo:country="US"/>
    </style:style>
    <style:style style:name="P253" style:parent-style-name="Листинг" style:family="paragraph">
      <style:text-properties fo:color="#000000" fo:language="en" fo:country="US"/>
    </style:style>
    <style:style style:name="P254" style:parent-style-name="Листинг" style:family="paragraph">
      <style:text-properties fo:color="#000000" fo:language="en" fo:country="US"/>
    </style:style>
    <style:style style:name="P255" style:parent-style-name="Листинг" style:family="paragraph">
      <style:text-properties fo:color="#000000" fo:language="en" fo:country="US"/>
    </style:style>
    <style:style style:name="P256" style:parent-style-name="Листинг" style:family="paragraph">
      <style:text-properties fo:color="#000000" fo:language="en" fo:country="US"/>
    </style:style>
    <style:style style:name="P257" style:parent-style-name="Листинг" style:family="paragraph">
      <style:text-properties fo:color="#000000" fo:language="en" fo:country="US"/>
    </style:style>
    <style:style style:name="P258" style:parent-style-name="Листинг" style:family="paragraph">
      <style:text-properties fo:color="#000000" fo:language="en" fo:country="US"/>
    </style:style>
    <style:style style:name="P259" style:parent-style-name="Листинг" style:family="paragraph">
      <style:text-properties fo:color="#000000" fo:language="en" fo:country="US"/>
    </style:style>
    <style:style style:name="P260" style:parent-style-name="Листинг" style:family="paragraph">
      <style:text-properties fo:color="#000000" fo:language="en" fo:country="US"/>
    </style:style>
    <style:style style:name="P261" style:parent-style-name="Листинг" style:family="paragraph">
      <style:text-properties fo:color="#000000" fo:language="en" fo:country="US"/>
    </style:style>
    <style:style style:name="P262" style:parent-style-name="Листинг" style:family="paragraph">
      <style:text-properties fo:color="#000000" fo:language="en" fo:country="US"/>
    </style:style>
    <style:style style:name="P263" style:parent-style-name="Листинг" style:family="paragraph">
      <style:text-properties fo:color="#000000" fo:language="en" fo:country="US"/>
    </style:style>
    <style:style style:name="P264" style:parent-style-name="Листинг" style:family="paragraph">
      <style:text-properties fo:color="#000000" fo:language="en" fo:country="US"/>
    </style:style>
    <style:style style:name="P265" style:parent-style-name="Листинг" style:family="paragraph">
      <style:text-properties fo:color="#000000" fo:language="en" fo:country="US"/>
    </style:style>
    <style:style style:name="P266" style:parent-style-name="Листинг" style:family="paragraph">
      <style:text-properties fo:color="#000000" fo:language="en" fo:country="US"/>
    </style:style>
    <style:style style:name="P267" style:parent-style-name="Листинг" style:family="paragraph">
      <style:text-properties fo:color="#000000" fo:language="en" fo:country="US"/>
    </style:style>
    <style:style style:name="P268" style:parent-style-name="Листинг" style:family="paragraph">
      <style:text-properties fo:color="#000000" fo:language="en" fo:country="US"/>
    </style:style>
    <style:style style:name="P269" style:parent-style-name="Листинг" style:family="paragraph">
      <style:text-properties fo:color="#000000" fo:language="en" fo:country="US"/>
    </style:style>
    <style:style style:name="P270" style:parent-style-name="Листинг" style:family="paragraph">
      <style:text-properties fo:color="#000000" fo:language="en" fo:country="US"/>
    </style:style>
    <style:style style:name="P271" style:parent-style-name="Листинг" style:family="paragraph">
      <style:text-properties fo:color="#000000" fo:language="en" fo:country="US"/>
    </style:style>
    <style:style style:name="P272" style:parent-style-name="Листинг" style:family="paragraph">
      <style:text-properties fo:color="#000000" fo:language="en" fo:country="US"/>
    </style:style>
    <style:style style:name="P273" style:parent-style-name="Листинг" style:family="paragraph">
      <style:text-properties fo:color="#000000" fo:language="en" fo:country="US"/>
    </style:style>
    <style:style style:name="P274" style:parent-style-name="Листинг" style:family="paragraph">
      <style:text-properties fo:color="#000000" fo:language="en" fo:country="US"/>
    </style:style>
    <style:style style:name="P275" style:parent-style-name="Листинг" style:family="paragraph">
      <style:text-properties fo:color="#000000" fo:language="en" fo:country="US"/>
    </style:style>
    <style:style style:name="P276" style:parent-style-name="Листинг" style:family="paragraph">
      <style:text-properties fo:color="#000000" fo:language="en" fo:country="US"/>
    </style:style>
    <style:style style:name="P277" style:parent-style-name="Листинг" style:family="paragraph">
      <style:text-properties fo:color="#000000" fo:language="en" fo:country="US"/>
    </style:style>
    <style:style style:name="P278" style:parent-style-name="Листинг" style:family="paragraph">
      <style:text-properties fo:color="#000000" fo:language="en" fo:country="US"/>
    </style:style>
    <style:style style:name="P279" style:parent-style-name="Листинг" style:family="paragraph">
      <style:text-properties fo:color="#000000" fo:language="en" fo:country="US"/>
    </style:style>
    <style:style style:name="P280" style:parent-style-name="Листинг" style:family="paragraph">
      <style:text-properties fo:color="#000000" fo:language="en" fo:country="US"/>
    </style:style>
    <style:style style:name="P281" style:parent-style-name="Листинг" style:family="paragraph">
      <style:text-properties fo:color="#000000" fo:language="en" fo:country="US"/>
    </style:style>
    <style:style style:name="P282" style:parent-style-name="Листинг" style:family="paragraph">
      <style:text-properties fo:color="#000000" fo:language="en" fo:country="US"/>
    </style:style>
    <style:style style:name="P283" style:parent-style-name="Листинг" style:family="paragraph">
      <style:text-properties fo:color="#000000" fo:language="en" fo:country="US"/>
    </style:style>
    <style:style style:name="P284" style:parent-style-name="Листинг" style:family="paragraph">
      <style:text-properties fo:color="#000000" fo:language="en" fo:country="US"/>
    </style:style>
    <style:style style:name="P285" style:parent-style-name="Листинг" style:family="paragraph">
      <style:text-properties fo:color="#000000" fo:language="en" fo:country="US"/>
    </style:style>
    <style:style style:name="P286" style:parent-style-name="Листинг" style:family="paragraph">
      <style:text-properties fo:color="#000000" fo:language="en" fo:country="US"/>
    </style:style>
    <style:style style:name="P287" style:parent-style-name="Листинг" style:family="paragraph">
      <style:text-properties fo:color="#000000" fo:language="en" fo:country="US"/>
    </style:style>
    <style:style style:name="P288" style:parent-style-name="Листинг" style:family="paragraph">
      <style:text-properties fo:color="#000000" fo:language="en" fo:country="US"/>
    </style:style>
    <style:style style:name="P289" style:parent-style-name="Листинг" style:family="paragraph">
      <style:text-properties fo:color="#000000" fo:language="en" fo:country="US"/>
    </style:style>
    <style:style style:name="T290" style:parent-style-name="Основнойшрифтабзаца" style:family="text">
      <style:text-properties fo:color="#000000" fo:language="en" fo:country="US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1</text:span></text:p>
      <text:p text:style-name="P18"><text:span text:style-name="T19">по<text:s/></text:span><text:span text:style-name="T20">дисциплине «</text:span><text:span text:style-name="T21">АиСД</text:span><text:span text:style-name="T22">»</text:span></text:p>
      <text:p text:style-name="P23"><text:span text:style-name="T24">Тема: Рекурсия</text:span></text:p>
      <text:p text:style-name="P25"/>
      <text:p text:style-name="P26"/>
      <text:p text:style-name="P27"/>
      <text:p text:style-name="P28"/>
      <text:p text:style-name="P29"/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Standard"><text:span text:style-name="T37">Студент гр. 9384</text:span></text:p>
          </table:table-cell>
          <table:table-cell table:style-name="TableCell38">
            <text:p text:style-name="P39"/>
          </table:table-cell>
          <table:table-cell table:style-name="TableCell40">
            <text:p text:style-name="P41">Звега А.Р.</text:p>
          </table:table-cell>
        </table:table-row>
        <table:table-row table:style-name="TableRow42">
          <table:table-cell table:style-name="TableCell43">
            <text:p text:style-name="P44">Преподаватель</text:p>
          </table:table-cell>
          <table:table-cell table:style-name="TableCell45">
            <text:p text:style-name="P46"/>
          </table:table-cell>
          <table:table-cell table:style-name="TableCell47">
            <text:p text:style-name="P48">Ефремов М.А.</text:p>
          </table:table-cell>
        </table:table-row>
      </table:table>
      <text:p text:style-name="P49"/>
      <text:p text:style-name="P50"/>
      <text:p text:style-name="P51">Санкт-Петербург</text:p>
      <text:p text:style-name="P52">2020</text:p>
      <text:soft-page-break/>
      <text:h text:style-name="P53" text:outline-level="2">Цель работы.</text:h>
      <text:p text:style-name="P54">При освоении этого раздела студент должен познакомиться с основными</text:p>
      <text:p text:style-name="P55">понятиями и приемами рекурсивного программирования,<text:s/>получить навыки программирования рекурсивных процедур и функций на языке программирования С++.</text:p>
      <text:p text:style-name="Textbody"/>
      <text:h text:style-name="Заголовок2" text:outline-level="2">Задание.</text:h>
      <text:h text:style-name="P56" text:outline-level="2">Построить синтаксический анализатор для понятия простое</text:h>
      <text:h text:style-name="P57" text:outline-level="2">выражение.</text:h>
      <text:h text:style-name="P58" text:outline-level="2">простое_выражение::=простой_идентификатор |</text:h>
      <text:h text:style-name="P59" text:outline-level="2">(простое_выражение знак_операции простое_выражение)</text:h>
      <text:h text:style-name="P60" text:outline-level="2">простой_идентификатор::= буква</text:h>
      <text:h text:style-name="P61" text:outline-level="2">знак_операции:: = – | + | *</text:h>
      <text:h text:style-name="Заголовок2" text:outline-level="2">Выполнение работы.</text:h>
      <text:p text:style-name="P62"><text:span text:style-name="T63"><text:tab/>В ходе выполнения работы было реализованы 4 функции: 3 рекурсивные функции<text:s/></text:span><text:span text:style-name="T64">simple</text:span><text:span text:style-name="T65">()</text:span><text:span text:style-name="T66">,<text:s/></text:span><text:span text:style-name="T67">abc</text:span><text:span text:style-name="T68">()</text:span><text:span text:style-name="T69">,<text:s/></text:span><text:span text:style-name="T70">oper</text:span><text:span text:style-name="T71">()</text:span><text:span text:style-name="T72"><text:s/>и функция по обработке ошибок<text:s/></text:span><text:span text:style-name="T73">err</text:span><text:span text:style-name="T74">()</text:span><text:span text:style-name="T75">.</text:span><text:span text:style-name="T76"><text:line-break/></text:span><text:span text:style-name="T77">Функции вызывают друг друга<text:s/></text:span><text:span text:style-name="T78">пока не закончится выражение или не встретится исключение. Функция<text:s/></text:span><text:span text:style-name="T79">abc</text:span><text:span text:style-name="T80">()</text:span><text:span text:style-name="T81"><text:s/>вызывается когда следующий символ должен быть буквой(</text:span><text:span text:style-name="T82">a</text:span><text:span text:style-name="T83">+</text:span><text:span text:style-name="T84">b</text:span><text:span text:style-name="T85">) или открывающей скобкой(</text:span><text:span text:style-name="T86">a</text:span><text:span text:style-name="T87">+</text:span><text:span text:style-name="T88">(</text:span><text:span text:style-name="T89">b</text:span><text:span text:style-name="T90">+</text:span><text:span text:style-name="T91">c</text:span><text:span text:style-name="T92">)), а функция<text:s/></text:span><text:span text:style-name="T93"><text:s/></text:span><text:span text:style-name="T94">oper</text:span><text:span text:style-name="T95">()</text:span><text:span text:style-name="T96"><text:s/>когда следующий символ операция(</text:span><text:span text:style-name="T97">a</text:span><text:span text:style-name="T98">+</text:span><text:span text:style-name="T99">b</text:span><text:span text:style-name="T100">) или закрывающая скобка((</text:span><text:span text:style-name="T101">a</text:span><text:span text:style-name="T102">+</text:span><text:span text:style-name="T103">b</text:span><text:span text:style-name="T104">)</text:span><text:span text:style-name="T105">), или<text:s/></text:span><text:span text:style-name="T106">если выражение заканчивается буквой(</text:span><text:span text:style-name="T107">a</text:span><text:span text:style-name="T108">+</text:span><text:span text:style-name="T109">b</text:span><text:span text:style-name="T110"><text:s/></text:span><text:span text:style-name="T111">).<text:s/></text:span><text:span text:style-name="T112">Функция<text:s/></text:span><text:span text:style-name="T113">simple</text:span><text:span text:style-name="T114">()</text:span><text:span text:style-name="T115"><text:s/>вызывается в начале обработки и в конце обработки, или после закрывающей скобки((</text:span><text:span text:style-name="T116">a</text:span><text:span text:style-name="T117">+</text:span><text:span text:style-name="T118">b</text:span><text:span text:style-name="T119">)</text:span><text:span text:style-name="T120">+</text:span><text:span text:style-name="T121">с) .</text:span></text:p>
      <text:p text:style-name="P122"/>
      <text:p text:style-name="P123"><text:span text:style-name="T124">Разработанный программный код см. в приложении<text:s/></text:span><text:span text:style-name="T125">A</text:span><text:span text:style-name="T126">.</text:span></text:p>
      <text:p text:style-name="P127"/>
      <text:p text:style-name="P128"><text:tab/></text:p>
      <text:p text:style-name="P129"><text:span text:style-name="T130">Выводы.</text:span></text:p>
      <text:p text:style-name="Textbody">Получен практический навык<text:span text:style-name="T131"><text:s/>работы с<text:s/></text:span><text:span text:style-name="T132">рекурсией и обработкой ошибок.</text:span></text:p>
      <text:p text:style-name="Textbody"/>
      <text:soft-page-break/>
      <text:h text:style-name="P133" text:outline-level="1">Приложение А<text:line-break/>Исходный код программы</text:h>
      <text:p text:style-name="Standard">Название файла:<text:s/><text:span text:style-name="T134">code</text:span>.<text:span text:style-name="T135">cpp</text:span></text:p>
      <text:p text:style-name="P136">#include &lt;iostream&gt;</text:p>
      <text:p text:style-name="P137">#include &lt;fstream&gt;</text:p>
      <text:p text:style-name="P138">#include &lt;ctype.h&gt;</text:p>
      <text:p text:style-name="P139"/>
      <text:p text:style-name="P140">using namespace std;</text:p>
      <text:p text:style-name="P141"/>
      <text:p text:style-name="P142">bool simple(ifstream &amp;file, char s, int chek, bool start);</text:p>
      <text:p text:style-name="P143">bool abc(ifstream &amp;file, char s, int chek);</text:p>
      <text:p text:style-name="P144">bool oper(ifstream &amp;file, char s, int chek, bool op);</text:p>
      <text:p text:style-name="P145">bool err(int i);</text:p>
      <text:p text:style-name="P146"/>
      <text:p text:style-name="P147">int main()</text:p>
      <text:p text:style-name="P148">{</text:p>
      <text:p text:style-name="P149"/>
      <text:p text:style-name="P150"><text:s text:c="4"/>ifstream file("test.txt");</text:p>
      <text:p text:style-name="P151"/>
      <text:p text:style-name="P152"><text:s text:c="4"/>if (!file)</text:p>
      <text:p text:style-name="Листинг"><text:span text:style-name="T153"><text:s text:c="8"/>cout</text:span><text:span text:style-name="T154"><text:s/>&lt;&lt; "Файл не открыт." &lt;&lt;<text:s/></text:span><text:span text:style-name="T155">endl</text:span><text:span text:style-name="T156">;</text:span></text:p>
      <text:p text:style-name="P157"/>
      <text:p text:style-name="Листинг"><text:span text:style-name="T158"><text:s text:c="4"/></text:span><text:span text:style-name="T159">if (simple(file, '(', 0, 1))</text:span></text:p>
      <text:p text:style-name="Листинг"><text:span text:style-name="T160"><text:s text:c="8"/>cout</text:span><text:span text:style-name="T161"><text:s/>&lt;&lt; "\</text:span><text:span text:style-name="T162">n</text:span><text:span text:style-name="T163">Все верно" &lt;&lt;<text:s/></text:span><text:span text:style-name="T164">endl</text:span><text:span text:style-name="T165">;</text:span></text:p>
      <text:p text:style-name="Листинг"><text:span text:style-name="T166"><text:s text:c="4"/></text:span><text:span text:style-name="T167">else</text:span></text:p>
      <text:p text:style-name="Листинг"><text:span text:style-name="T168"><text:s text:c="8"/></text:span><text:span text:style-name="T169">cout</text:span><text:span text:style-name="T170"><text:s/>&lt;&lt; "\</text:span><text:span text:style-name="T171">n</text:span><text:span text:style-name="T172">Не правильное выражение" &lt;&lt;<text:s/></text:span><text:span text:style-name="T173">endl</text:span><text:span text:style-name="T174">;</text:span></text:p>
      <text:p text:style-name="P175"/>
      <text:p text:style-name="Листинг"><text:span text:style-name="T176"><text:s text:c="4"/></text:span><text:span text:style-name="T177">return 0;</text:span></text:p>
      <text:p text:style-name="P178">}</text:p>
      <text:p text:style-name="P179"/>
      <text:p text:style-name="P180">bool err(int i)</text:p>
      <text:p text:style-name="P181">{</text:p>
      <text:p text:style-name="P182"><text:s text:c="4"/>switch (i)</text:p>
      <text:p text:style-name="P183"><text:s text:c="4"/>{</text:p>
      <text:p text:style-name="P184"><text:s text:c="4"/>case 0:</text:p>
      <text:p text:style-name="P185"><text:s text:c="8"/>cout &lt;&lt; " Лишний символ";</text:p>
      <text:p text:style-name="Листинг"><text:span text:style-name="T186"><text:s text:c="8"/>break</text:span><text:span text:style-name="T187">;</text:span></text:p>
      <text:p text:style-name="Листинг"><text:span text:style-name="T188"><text:s text:c="4"/></text:span><text:span text:style-name="T189">case</text:span><text:span text:style-name="T190"><text:s/>1:</text:span></text:p>
      <text:p text:style-name="Листинг"><text:span text:style-name="T191"><text:s text:c="8"/></text:span><text:span text:style-name="T192">cout</text:span><text:span text:style-name="T193"><text:s/>&lt;&lt; " Неправильно поставленны скобки";</text:span></text:p>
      <text:p text:style-name="Листинг"><text:span text:style-name="T194"><text:s text:c="8"/></text:span><text:span text:style-name="T195">break</text:span><text:span text:style-name="T196">;</text:span></text:p>
      <text:p text:style-name="Листинг"><text:span text:style-name="T197"><text:s text:c="4"/></text:span><text:span text:style-name="T198">case</text:span><text:span text:style-name="T199"><text:s/>2:</text:span></text:p>
      <text:p text:style-name="Листинг"><text:span text:style-name="T200"><text:s text:c="8"/></text:span><text:span text:style-name="T201">cout</text:span><text:span text:style-name="T202"><text:s/>&lt;&lt; " После оператора нет буквы";</text:span></text:p>
      <text:p text:style-name="Листинг"><text:span text:style-name="T203"><text:s text:c="8"/></text:span><text:span text:style-name="T204">break</text:span><text:span text:style-name="T205">;</text:span></text:p>
      <text:p text:style-name="Листинг"><text:span text:style-name="T206"><text:s text:c="4"/></text:span><text:span text:style-name="T207">case</text:span><text:span text:style-name="T208"><text:s/>3:</text:span></text:p>
      <text:p text:style-name="Листинг"><text:span text:style-name="T209"><text:s text:c="8"/></text:span><text:span text:style-name="T210">cout</text:span><text:span text:style-name="T211"><text:s/>&lt;&lt; " Нет операторов";</text:span></text:p>
      <text:p text:style-name="Листинг"><text:span text:style-name="T212"><text:s text:c="8"/></text:span><text:span text:style-name="T213">break;</text:span></text:p>
      <text:p text:style-name="P214"><text:s text:c="4"/>case 4:</text:p>
      <text:p text:style-name="P215"><text:s text:c="8"/>cout &lt;&lt; "Пустая строка";</text:p>
      <text:p text:style-name="P216"><text:s text:c="8"/>break;</text:p>
      <text:p text:style-name="P217"/>
      <text:p text:style-name="P218"><text:s text:c="4"/>default:</text:p>
      <text:p text:style-name="P219"><text:s text:c="8"/>break;</text:p>
      <text:p text:style-name="P220"><text:s text:c="4"/>}</text:p>
      <text:soft-page-break/>
      <text:p text:style-name="P221"><text:s text:c="4"/>return 0;</text:p>
      <text:p text:style-name="P222">}</text:p>
      <text:p text:style-name="P223"/>
      <text:p text:style-name="P224">bool simple(ifstream &amp;file, char prev, int chek, bool start)</text:p>
      <text:p text:style-name="P225">{</text:p>
      <text:p text:style-name="P226"><text:s text:c="4"/>char c;</text:p>
      <text:p text:style-name="P227"><text:s text:c="4"/>if (file &gt;&gt; c)</text:p>
      <text:p text:style-name="P228"><text:s text:c="4"/>{</text:p>
      <text:p text:style-name="P229"><text:s text:c="8"/>cout &lt;&lt; c;</text:p>
      <text:p text:style-name="P230"><text:s text:c="8"/>if ((c == '('))</text:p>
      <text:p text:style-name="P231"><text:s text:c="8"/>{</text:p>
      <text:p text:style-name="P232"><text:s text:c="12"/>return abc(file, c, ++chek);</text:p>
      <text:p text:style-name="P233"><text:s text:c="8"/>}</text:p>
      <text:p text:style-name="P234"><text:s text:c="8"/>else if (((c == '+') || (c == '-') || (c == '*')))</text:p>
      <text:p text:style-name="P235"><text:s text:c="12"/>return err(0);</text:p>
      <text:p text:style-name="P236"><text:s text:c="8"/>else if (prev == ')')</text:p>
      <text:p text:style-name="P237"><text:s text:c="12"/>return simple(file, c, --chek, 0);</text:p>
      <text:p text:style-name="P238"><text:s text:c="8"/>else if (isalpha(c) &amp;&amp; file &gt;&gt; c)</text:p>
      <text:p text:style-name="P239"><text:s text:c="12"/>return err(0);</text:p>
      <text:p text:style-name="P240"><text:s text:c="8"/>else</text:p>
      <text:p text:style-name="P241"><text:s text:c="12"/>return 1;</text:p>
      <text:p text:style-name="P242"><text:s text:c="4"/>}</text:p>
      <text:p text:style-name="P243"><text:s text:c="4"/>else if (file.eof())</text:p>
      <text:p text:style-name="P244"><text:s text:c="8"/>if (start)</text:p>
      <text:p text:style-name="P245"><text:s text:c="12"/>return err(4);</text:p>
      <text:p text:style-name="P246"><text:s text:c="8"/>else if (chek == 0)</text:p>
      <text:p text:style-name="P247"><text:s text:c="12"/>return 1;</text:p>
      <text:p text:style-name="P248"><text:s text:c="8"/>else</text:p>
      <text:p text:style-name="P249"><text:s text:c="12"/>return err(1);</text:p>
      <text:p text:style-name="P250"><text:s text:c="4"/>return err(0);</text:p>
      <text:p text:style-name="P251">}</text:p>
      <text:p text:style-name="P252"/>
      <text:p text:style-name="P253">bool abc(ifstream &amp;file, char prev, int chek)</text:p>
      <text:p text:style-name="P254">{</text:p>
      <text:p text:style-name="P255"><text:s text:c="4"/>char c;</text:p>
      <text:p text:style-name="P256"><text:s text:c="4"/>if (file &gt;&gt; c)</text:p>
      <text:p text:style-name="P257"><text:s text:c="4"/>{</text:p>
      <text:p text:style-name="P258"><text:s text:c="8"/>cout &lt;&lt; c;</text:p>
      <text:p text:style-name="P259"><text:s text:c="8"/>if (isalpha(c))</text:p>
      <text:p text:style-name="P260"><text:s text:c="12"/>return oper(file, prev, chek, 1);</text:p>
      <text:p text:style-name="P261"><text:s text:c="8"/>else if (c == '(')</text:p>
      <text:p text:style-name="P262"><text:s text:c="12"/>return abc(file, c, ++chek);</text:p>
      <text:p text:style-name="P263"><text:s text:c="4"/>}</text:p>
      <text:p text:style-name="P264"><text:s text:c="4"/>else if (file.eof())</text:p>
      <text:p text:style-name="P265"><text:s text:c="8"/>return err(2);</text:p>
      <text:p text:style-name="P266"><text:s text:c="4"/>return err(0);</text:p>
      <text:p text:style-name="P267">}</text:p>
      <text:p text:style-name="P268"/>
      <text:p text:style-name="P269">bool oper(ifstream &amp;file, char prev, int chek, bool op)</text:p>
      <text:p text:style-name="P270">{</text:p>
      <text:p text:style-name="P271"><text:s text:c="4"/>char c;</text:p>
      <text:p text:style-name="P272"><text:s text:c="4"/>if (file &gt;&gt; c)</text:p>
      <text:p text:style-name="P273"><text:s text:c="4"/>{</text:p>
      <text:p text:style-name="P274"><text:s text:c="8"/>cout &lt;&lt; c;</text:p>
      <text:p text:style-name="P275"><text:s text:c="8"/>if (((c == '+') || (c == '-') || (c == '*')) &amp;&amp; (prev != '+') &amp;&amp; (prev != '-') &amp;&amp; (prev != '*'))</text:p>
      <text:p text:style-name="P276"><text:s text:c="12"/>return abc(file, c, chek);</text:p>
      <text:p text:style-name="P277"><text:s text:c="8"/>else if (c == ')')</text:p>
      <text:soft-page-break/>
      <text:p text:style-name="P278"><text:s text:c="12"/>return simple(file, c, --chek, 0);</text:p>
      <text:p text:style-name="P279"><text:s text:c="8"/>else</text:p>
      <text:p text:style-name="P280"><text:s text:c="12"/>return err(0);</text:p>
      <text:p text:style-name="P281"><text:s text:c="4"/>}</text:p>
      <text:p text:style-name="P282"><text:s text:c="4"/>else if (file.eof())</text:p>
      <text:p text:style-name="P283"><text:s text:c="8"/>if (!op)</text:p>
      <text:p text:style-name="P284"><text:s text:c="12"/>return err(3);</text:p>
      <text:p text:style-name="P285"><text:s text:c="8"/>else if (chek == 0)</text:p>
      <text:p text:style-name="P286"><text:s text:c="12"/>return 1;</text:p>
      <text:p text:style-name="P287"><text:s text:c="8"/>else</text:p>
      <text:p text:style-name="P288"><text:s text:c="12"/>return err(1);</text:p>
      <text:p text:style-name="P289"><text:s text:c="4"/>return err(0);</text:p>
      <text:p text:style-name="Листинг"><text:span text:style-name="T290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Character_20_style" style:display-name="Character_20_style" style:family="text"/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fo:keep-together="always" fo:text-align="start" style:vertical-align="auto" fo:margin-top="0.1666in" fo:line-height="105%"/>
      <style:text-properties style:font-name="Calibri Light" style:font-name-asian="DengXian Light" fo:font-weight="normal" style:font-weight-asian="normal" style:font-weight-complex="normal" fo:color="#2E74B5" style:letter-kerning="false" fo:font-size="16pt" style:font-size-asian="16pt" style:font-size-complex="16pt" style:language-complex="ar" style:country-complex="SA" fo:hyphenate="tru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size-complex="10.5pt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5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ZVEGA SASHA</meta:initial-creator>
    <dc:creator>ZVEGA SASHA</dc:creator>
    <meta:creation-date>2020-05-11T16:29:00Z</meta:creation-date>
    <dc:date>2020-10-07T17:18:00Z</dc:date>
    <meta:template xlink:href="Normal" xlink:type="simple"/>
    <meta:editing-cycles>8</meta:editing-cycles>
    <meta:editing-duration>PT5880S</meta:editing-duration>
    <meta:document-statistic meta:page-count="5" meta:paragraph-count="8" meta:word-count="598" meta:character-count="4005" meta:row-count="28" meta:non-whitespace-character-count="3415"/>
  </office:meta>
</office:document-meta>
</file>